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adornments="Gras" style:font-family-generic="roman"/>
    <style:font-face style:name="Times newroman" svg:font-family="'Times newroman'" style:font-adornments="Gras" style:font-family-generic="roman"/>
  </office:font-face-decls>
  <office:automatic-styles>
    <style:style style:name="P1" style:family="paragraph" style:parent-style-name="Standard">
      <style:text-properties officeooo:paragraph-rsid="001055a6"/>
    </style:style>
    <style:style style:name="P2" style:family="paragraph" style:parent-style-name="Title">
      <style:text-properties style:font-name="Times new roman" fo:font-size="28pt" style:font-size-asian="28pt" style:font-size-complex="28pt"/>
    </style:style>
    <style:style style:name="T1" style:family="text">
      <style:text-properties officeooo:rsid="00105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Bases de Données Multidimensionnelles</text:p>
      <text:p text:style-name="Standard"/>
      <text:h text:style-name="Heading_20_1" text:outline-level="1"><text:span text:style-name="T1">E</text:span>xplication</text:h>
      <text:p text:style-name="Standard">Les bases de données multidimensionnelles sont conçues pour stocker et analyser des données en organisant les informations autour de dimensions pertinentes. Ces dimensions permettent des analyses complexes en combinant les données selon différentes perspectives.</text:p>
      <text:p text:style-name="Standard"/>
      <text:h text:style-name="Heading_20_1" text:outline-level="1">Datalake:</text:h>
      <text:p text:style-name="Standard">Un datalake est un référentiel de stockage de données brutes et non structurées à grande échelle. Il peut contenir divers types de données, y compris des données textuelles, des données en continu, des images, etc. Un datalake est souvent utilisé pour conserver les données brutes avant leur transformation en vue d'analyses ultérieures.</text:p>
      <text:p text:style-name="Standard"/>
      <text:h text:style-name="Heading_20_1" text:outline-level="1">Datawarehouse</text:h>
      <text:p text:style-name="Standard">Un datawarehouse est une base de données centralisée qui stocke des données structurées et historiques provenant de différentes sources. Il est optimisé pour la prise de décisions, l'analyse et la génération de rapports.</text:p>
      <text:p text:style-name="Standard"/>
      <text:h text:style-name="Heading_20_1" text:outline-level="1">Datamart</text:h>
      <text:p text:style-name="Standard">Un datamart est une version plus spécifique d'un datawarehouse, généralement orientée vers un domaine d'activité ou une équipe particulière. Il contient des données agrégées et préparées pour répondre à des besoins d'analyse spécifiques.</text:p>
      <text:p text:style-name="Standard"/>
      <text:h text:style-name="Heading_20_1" text:outline-level="1">Différentes Approches (Top-down, Bottom-up, Middle-out)</text:h>
      <text:h text:style-name="Heading_20_2" text:outline-level="2">Top-down</text:h>
      <text:p text:style-name="P1">Cette approche commence par la création d'un modèle de données global pour l'entreprise, puis divise progressivement ce modèle en datamarts spécifiques.</text:p>
      <text:h text:style-name="Heading_20_2" text:outline-level="2">Bottom-up</text:h>
      <text:p text:style-name="P1">Ici, des datamarts individuels sont créés pour répondre à des besoins spécifiques, puis ils sont combinés pour former un entrepôt de données global.</text:p>
      <text:h text:style-name="Heading_20_2" text:outline-level="2">Middle-out</text:h>
      <text:p text:style-name="P1">Cette approche combine des éléments des deux approches précédentes, en commençant par la création de datamarts pour des domaines clés, puis en les reliant pour former un entrepôt de données plus large.</text:p>
      <text:p text:style-name="Standard"><text:soft-page-break/></text:p>
      <text:h text:style-name="Heading_20_1" text:outline-level="1">Conception de Base de Données Multidimensionnelle</text:h>
      <text:p text:style-name="Standard"/>
      <text:h text:style-name="Heading_20_2" text:outline-level="2">Dimensions</text:h>
      <text:p text:style-name="Standard">Les dimensions sont les attributs utilisés pour organiser les données dans une base de données multidimensionnelle. Par exemple, dans une base de données de ventes, les dimensions peuvent être le temps, les produits et les emplacements.</text:p>
      <text:p text:style-name="Standard"/>
      <text:h text:style-name="Heading_20_2" text:outline-level="2">Hiérarchies (Grain)</text:h>
      <text:p text:style-name="Standard">Les hiérarchies définissent les niveaux de détail dans chaque dimension. Par exemple, la dimension "temps" peut avoir des hiérarchies tels que année, trimestre, mois et jour.</text:p>
      <text:p text:style-name="Standard"/>
      <text:h text:style-name="Heading_20_2" text:outline-level="2">Faits</text:h>
      <text:p text:style-name="Standard">Les faits sont les données numériques que l'entreprise souhaite analyser. Dans une base de données de ventes, les faits pourraient être les quantités vendues, les revenus, les coûts, etc.</text:p>
      <text:p text:style-name="Standard"/>
      <text:h text:style-name="Heading_20_2" text:outline-level="2">Mesures</text:h>
      <text:p text:style-name="Standard">Les mesures sont des agrégations calculées à partir des faits. Par exemple, une mesure pourrait être la somme des ventes d'un produit spécifique sur une période donnée.</text:p>
      <text:p text:style-name="Standard"/>
      <text:h text:style-name="Heading_20_1" text:outline-level="1">Les Modèles (Etoile, Flocon, Constellation)</text:h>
      <text:p text:style-name="Standard"/>
      <text:h text:style-name="Heading_20_2" text:outline-level="2">Modèle en Etoile (Star Schema)</text:h>
      <text:p text:style-name="P1">Dans ce modèle, les données sont organisées autour d'une table de faits centrale, entourée de tables de dimensions. Cela crée une structure en forme d'étoile, simplifiant les requêtes mais pouvant entraîner des redondances de données.</text:p>
      <text:p text:style-name="Standard"><text:s text:c="2"/></text:p>
      <text:h text:style-name="Heading_20_2" text:outline-level="2">Modèle en Flocon (Snowflake Schema)</text:h>
      <text:p text:style-name="P1">C'est une variation du modèle en étoile où les tables de dimensions sont normalisées pour réduire les redondances. Cela conduit à un schéma en forme de flocon.</text:p>
      <text:p text:style-name="Standard"/>
      <text:h text:style-name="Heading_20_2" text:outline-level="2">Modèle en Constellation (Galaxy Schema)</text:h>
      <text:p text:style-name="P1">Ce modèle combine plusieurs modèles en étoile ou en flocon, permettant d'analyser des aspects multiples du même sujet.</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adornments="Gras" style:font-family-generic="roman"/>
    <style:font-face style:name="Times newroman" svg:font-family="'Times newroman'" style:font-adornments="Gra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roman" fo:font-family="'Times newroman'" style:font-style-name="Gras"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Gras" style:font-family-generic="roman"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8:49:00.080342007</meta:creation-date>
    <dc:date>2023-08-31T19:52:20.980909670</dc:date>
    <meta:editing-duration>PT22M20S</meta:editing-duration>
    <meta:editing-cycles>1</meta:editing-cycles>
    <meta:document-statistic meta:table-count="0" meta:image-count="0" meta:object-count="0" meta:page-count="2" meta:paragraph-count="33" meta:word-count="473" meta:character-count="3232" meta:non-whitespace-character-count="2789"/>
    <meta:generator>LibreOffice/7.3.7.2$Linux_X86_64 LibreOffice_project/30$Build-2</meta:generator>
  </office:meta>
</office:document-meta>
</file>